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702in"/>
    </style:style>
    <style:style style:name="co4" style:family="table-column">
      <style:table-column-properties fo:break-before="auto" style:column-width="1.3445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1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31pt double #4d4d4d" style:border-line-width-bottom="0.0043in 0.0138in 0.0043in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DejaVu Sans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44">
      <style:table-cell-properties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34">
      <style:table-cell-properties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34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center" fo:margin-left="0in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43">
      <style:table-cell-properties style:text-align-source="fix" style:repeat-content="false" fo:background-color="transparent" fo:padding="0.028in"/>
      <style:paragraph-properties fo:text-align="center" fo:margin-left="0in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43">
      <style:table-cell-properties style:diagonal-bl-tr="none" style:diagonal-tl-br="none" style:text-align-source="fix" style:repeat-content="false" fo:background-color="transparent" fo:border="none" fo:padding="0.028in" style:rotation-align="none"/>
      <style:paragraph-properties fo:text-align="center" fo:margin-left="0in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248" table:default-cell-style-name="ce3"/>
        <table:table-column table:style-name="co3" table:number-columns-repeated="767" table:default-cell-style-name="ce13"/>
        <table:table-row table:style-name="ro1">
          <table:table-cell table:style-name="ce1" office:value-type="string">
            <text:p>PV</text:p>
          </table:table-cell>
          <table:table-cell table:style-name="ce1" office:value-type="string">
            <text:p>R</text:p>
          </table:table-cell>
          <table:table-cell table:style-name="ce1" office:value-type="string">
            <text:p>n</text:p>
          </table:table-cell>
          <table:table-cell table:style-name="ce5" office:value-type="string">
            <text:p>m</text:p>
          </table:table-cell>
          <table:table-cell table:style-name="ce5" office:value-type="string">
            <text:p>R/m</text:p>
          </table:table-cell>
          <table:table-cell table:style-name="ce5" office:value-type="string">
            <text:p>FV</text:p>
          </table:table-cell>
          <table:table-cell table:style-name="ce5" office:value-type="string">
            <text:p>EAR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8" table:formula="of:=[.B2]/[.D2]" office:value-type="float" office:value="0.2">
            <text:p>0.20000</text:p>
          </table:table-cell>
          <table:table-cell table:style-name="ce9" table:formula="of:=[.A2]*(1+[.E2])^([.C2]*[.D2])" office:value-type="float" office:value="12">
            <text:p>12.0000</text:p>
          </table:table-cell>
          <table:table-cell table:style-name="ce11" table:formula="of:=(1+[.E2])^[.D2]-1" office:value-type="float" office:value="0.2">
            <text:p>0.200000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8" table:formula="of:=[.B3]/[.D3]" office:value-type="float" office:value="0.1">
            <text:p>0.10000</text:p>
          </table:table-cell>
          <table:table-cell table:style-name="ce9" table:formula="of:=[.A3]*(1+[.E3])^([.C3]*[.D3])" office:value-type="float" office:value="12.1">
            <text:p>12.1000</text:p>
          </table:table-cell>
          <table:table-cell table:style-name="ce11" table:formula="of:=(1+[.E3])^[.D3]-1" office:value-type="float" office:value="0.21">
            <text:p>0.210000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8" table:formula="of:=[.B4]/[.D4]" office:value-type="float" office:value="0.0666666666666667">
            <text:p>0.06667</text:p>
          </table:table-cell>
          <table:table-cell table:style-name="ce9" table:formula="of:=[.A4]*(1+[.E4])^([.C4]*[.D4])" office:value-type="float" office:value="12.1362962962963">
            <text:p>12.1363</text:p>
          </table:table-cell>
          <table:table-cell table:style-name="ce11" table:formula="of:=(1+[.E4])^[.D4]-1" office:value-type="float" office:value="0.21362962962963">
            <text:p>0.213630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8" table:formula="of:=[.B5]/[.D5]" office:value-type="float" office:value="0.05">
            <text:p>0.05000</text:p>
          </table:table-cell>
          <table:table-cell table:style-name="ce9" table:formula="of:=[.A5]*(1+[.E5])^([.C5]*[.D5])" office:value-type="float" office:value="12.1550625">
            <text:p>12.1551</text:p>
          </table:table-cell>
          <table:table-cell table:style-name="ce11" table:formula="of:=(1+[.E5])^[.D5]-1" office:value-type="float" office:value="0.21550625">
            <text:p>0.215506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8" table:formula="of:=[.B6]/[.D6]" office:value-type="float" office:value="0.0166666666666667">
            <text:p>0.01667</text:p>
          </table:table-cell>
          <table:table-cell table:style-name="ce9" table:formula="of:=[.A6]*(1+[.E6])^([.C6]*[.D6])" office:value-type="float" office:value="12.1939108490523">
            <text:p>12.1939</text:p>
          </table:table-cell>
          <table:table-cell table:style-name="ce11" table:formula="of:=(1+[.E6])^[.D6]-1" office:value-type="float" office:value="0.219391084905232">
            <text:p>0.219391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52">
            <text:p>52</text:p>
          </table:table-cell>
          <table:table-cell table:style-name="ce8" table:formula="of:=[.B7]/[.D7]" office:value-type="float" office:value="0.00384615384615385">
            <text:p>0.00385</text:p>
          </table:table-cell>
          <table:table-cell table:style-name="ce9" table:formula="of:=[.A7]*(1+[.E7])^([.C7]*[.D7])" office:value-type="float" office:value="12.2093427881139">
            <text:p>12.2093</text:p>
          </table:table-cell>
          <table:table-cell table:style-name="ce11" table:formula="of:=(1+[.E7])^[.D7]-1" office:value-type="float" office:value="0.22093427881139">
            <text:p>0.220934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365">
            <text:p>365</text:p>
          </table:table-cell>
          <table:table-cell table:style-name="ce8" table:formula="of:=[.B8]/[.D8]" office:value-type="float" office:value="0.000547945205479452">
            <text:p>0.00055</text:p>
          </table:table-cell>
          <table:table-cell table:style-name="ce9" table:formula="of:=[.A8]*(1+[.E8])^([.C8]*[.D8])" office:value-type="float" office:value="12.2133585825177">
            <text:p>12.2134</text:p>
          </table:table-cell>
          <table:table-cell table:style-name="ce11" table:formula="of:=(1+[.E8])^[.D8]-1" office:value-type="float" office:value="0.221335858251767">
            <text:p>0.221336</text:p>
          </table:table-cell>
          <table:table-cell table:style-name="ce13" table:number-columns-repeated="2"/>
          <table:table-cell table:number-columns-repeated="1015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7" office:value-type="string">
            <text:p>inf</text:p>
          </table:table-cell>
          <table:table-cell table:style-name="ce8" office:value-type="float" office:value="0">
            <text:p>0.00000</text:p>
          </table:table-cell>
          <table:table-cell table:style-name="ce10" table:formula="of:=[.A2]*EXP([.B9]*[.C9])" office:value-type="float" office:value="12.2140275816017">
            <text:p>12.2140</text:p>
          </table:table-cell>
          <table:table-cell table:style-name="ce12" table:formula="of:=EXP([.B9])-1" office:value-type="float" office:value="0.22140275816017">
            <text:p>0.221403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8" table:formula="of:=[.B10]/[.D10]" office:value-type="float" office:value="0.2">
            <text:p>0.20000</text:p>
          </table:table-cell>
          <table:table-cell table:style-name="ce9" table:formula="of:=[.A10]*(1+[.E10])^([.C10]*[.D10])" office:value-type="float" office:value="14.4">
            <text:p>14.4000</text:p>
          </table:table-cell>
          <table:table-cell table:style-name="ce11" table:formula="of:=(1+[.E10])^[.D10]-1" office:value-type="float" office:value="0.2">
            <text:p>0.20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8" table:formula="of:=[.B11]/[.D11]" office:value-type="float" office:value="0.1">
            <text:p>0.10000</text:p>
          </table:table-cell>
          <table:table-cell table:style-name="ce9" table:formula="of:=[.A11]*(1+[.E11])^([.C11]*[.D11])" office:value-type="float" office:value="14.641">
            <text:p>14.6410</text:p>
          </table:table-cell>
          <table:table-cell table:style-name="ce11" table:formula="of:=(1+[.E11])^[.D11]-1" office:value-type="float" office:value="0.21">
            <text:p>0.21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8" table:formula="of:=[.B12]/[.D12]" office:value-type="float" office:value="0.0666666666666667">
            <text:p>0.06667</text:p>
          </table:table-cell>
          <table:table-cell table:style-name="ce9" table:formula="of:=[.A12]*(1+[.E12])^([.C12]*[.D12])" office:value-type="float" office:value="14.7289687791495">
            <text:p>14.7290</text:p>
          </table:table-cell>
          <table:table-cell table:style-name="ce11" table:formula="of:=(1+[.E12])^[.D12]-1" office:value-type="float" office:value="0.21362962962963">
            <text:p>0.21363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8" table:formula="of:=[.B13]/[.D13]" office:value-type="float" office:value="0.05">
            <text:p>0.05000</text:p>
          </table:table-cell>
          <table:table-cell table:style-name="ce9" table:formula="of:=[.A13]*(1+[.E13])^([.C13]*[.D13])" office:value-type="float" office:value="14.7745544378906">
            <text:p>14.7746</text:p>
          </table:table-cell>
          <table:table-cell table:style-name="ce11" table:formula="of:=(1+[.E13])^[.D13]-1" office:value-type="float" office:value="0.21550625">
            <text:p>0.21550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style-name="ce8" table:formula="of:=[.B14]/[.D14]" office:value-type="float" office:value="0.0166666666666667">
            <text:p>0.01667</text:p>
          </table:table-cell>
          <table:table-cell table:style-name="ce9" table:formula="of:=[.A14]*(1+[.E14])^([.C14]*[.D14])" office:value-type="float" office:value="14.8691461794636">
            <text:p>14.8691</text:p>
          </table:table-cell>
          <table:table-cell table:style-name="ce11" table:formula="of:=(1+[.E14])^[.D14]-1" office:value-type="float" office:value="0.219391084905232">
            <text:p>0.219391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52">
            <text:p>52</text:p>
          </table:table-cell>
          <table:table-cell table:style-name="ce8" table:formula="of:=[.B15]/[.D15]" office:value-type="float" office:value="0.00384615384615385">
            <text:p>0.00385</text:p>
          </table:table-cell>
          <table:table-cell table:style-name="ce9" table:formula="of:=[.A15]*(1+[.E15])^([.C15]*[.D15])" office:value-type="float" office:value="14.9068051317669">
            <text:p>14.9068</text:p>
          </table:table-cell>
          <table:table-cell table:style-name="ce11" table:formula="of:=(1+[.E15])^[.D15]-1" office:value-type="float" office:value="0.22093427881139">
            <text:p>0.220934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">
            <text:p>2</text:p>
          </table:table-cell>
          <table:table-cell table:style-name="ce1" office:value-type="float" office:value="365">
            <text:p>365</text:p>
          </table:table-cell>
          <table:table-cell table:style-name="ce8" table:formula="of:=[.B16]/[.D16]" office:value-type="float" office:value="0.000547945205479452">
            <text:p>0.00055</text:p>
          </table:table-cell>
          <table:table-cell table:style-name="ce9" table:formula="of:=[.A16]*(1+[.E16])^([.C16]*[.D16])" office:value-type="float" office:value="14.9166127865158">
            <text:p>14.9166</text:p>
          </table:table-cell>
          <table:table-cell table:style-name="ce11" table:formula="of:=(1+[.E16])^[.D16]-1" office:value-type="float" office:value="0.221335858251767">
            <text:p>0.22133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">
            <text:p>2</text:p>
          </table:table-cell>
          <table:table-cell table:style-name="ce7" office:value-type="string">
            <text:p>inf</text:p>
          </table:table-cell>
          <table:table-cell table:style-name="ce8" office:value-type="float" office:value="0">
            <text:p>0.00000</text:p>
          </table:table-cell>
          <table:table-cell table:style-name="ce10" table:formula="of:=[.A10]*EXP([.B17]*[.C17])" office:value-type="float" office:value="14.9182469764127">
            <text:p>14.9182</text:p>
          </table:table-cell>
          <table:table-cell table:style-name="ce12" table:formula="of:=EXP([.B17])-1" office:value-type="float" office:value="0.22140275816017">
            <text:p>0.221403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8" table:formula="of:=[.B18]/[.D18]" office:value-type="float" office:value="0.2">
            <text:p>0.20000</text:p>
          </table:table-cell>
          <table:table-cell table:style-name="ce9" table:formula="of:=[.A18]*(1+[.E18])^([.C18]*[.D18])" office:value-type="float" office:value="17.28">
            <text:p>17.2800</text:p>
          </table:table-cell>
          <table:table-cell table:style-name="ce11" table:formula="of:=(1+[.E18])^[.D18]-1" office:value-type="float" office:value="0.2">
            <text:p>0.20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8" table:formula="of:=[.B19]/[.D19]" office:value-type="float" office:value="0.1">
            <text:p>0.10000</text:p>
          </table:table-cell>
          <table:table-cell table:style-name="ce9" table:formula="of:=[.A19]*(1+[.E19])^([.C19]*[.D19])" office:value-type="float" office:value="17.71561">
            <text:p>17.7156</text:p>
          </table:table-cell>
          <table:table-cell table:style-name="ce11" table:formula="of:=(1+[.E19])^[.D19]-1" office:value-type="float" office:value="0.21">
            <text:p>0.21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8" table:formula="of:=[.B20]/[.D20]" office:value-type="float" office:value="0.0666666666666667">
            <text:p>0.06667</text:p>
          </table:table-cell>
          <table:table-cell table:style-name="ce9" table:formula="of:=[.A20]*(1+[.E20])^([.C20]*[.D20])" office:value-type="float" office:value="17.8755129242656">
            <text:p>17.8755</text:p>
          </table:table-cell>
          <table:table-cell table:style-name="ce11" table:formula="of:=(1+[.E20])^[.D20]-1" office:value-type="float" office:value="0.21362962962963">
            <text:p>0.21363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8" table:formula="of:=[.B21]/[.D21]" office:value-type="float" office:value="0.05">
            <text:p>0.05000</text:p>
          </table:table-cell>
          <table:table-cell table:style-name="ce9" table:formula="of:=[.A21]*(1+[.E21])^([.C21]*[.D21])" office:value-type="float" office:value="17.9585632602213">
            <text:p>17.9586</text:p>
          </table:table-cell>
          <table:table-cell table:style-name="ce11" table:formula="of:=(1+[.E21])^[.D21]-1" office:value-type="float" office:value="0.21550625">
            <text:p>0.21550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12">
            <text:p>12</text:p>
          </table:table-cell>
          <table:table-cell table:style-name="ce8" table:formula="of:=[.B22]/[.D22]" office:value-type="float" office:value="0.0166666666666667">
            <text:p>0.01667</text:p>
          </table:table-cell>
          <table:table-cell table:style-name="ce9" table:formula="of:=[.A22]*(1+[.E22])^([.C22]*[.D22])" office:value-type="float" office:value="18.1313042913906">
            <text:p>18.1313</text:p>
          </table:table-cell>
          <table:table-cell table:style-name="ce11" table:formula="of:=(1+[.E22])^[.D22]-1" office:value-type="float" office:value="0.219391084905232">
            <text:p>0.219391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52">
            <text:p>52</text:p>
          </table:table-cell>
          <table:table-cell table:style-name="ce8" table:formula="of:=[.B23]/[.D23]" office:value-type="float" office:value="0.00384615384615385">
            <text:p>0.00385</text:p>
          </table:table-cell>
          <table:table-cell table:style-name="ce9" table:formula="of:=[.A23]*(1+[.E23])^([.C23]*[.D23])" office:value-type="float" office:value="18.2002293729357">
            <text:p>18.2002</text:p>
          </table:table-cell>
          <table:table-cell table:style-name="ce11" table:formula="of:=(1+[.E23])^[.D23]-1" office:value-type="float" office:value="0.22093427881139">
            <text:p>0.220934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365">
            <text:p>365</text:p>
          </table:table-cell>
          <table:table-cell table:style-name="ce8" table:formula="of:=[.B24]/[.D24]" office:value-type="float" office:value="0.000547945205479452">
            <text:p>0.00055</text:p>
          </table:table-cell>
          <table:table-cell table:style-name="ce9" table:formula="of:=[.A24]*(1+[.E24])^([.C24]*[.D24])" office:value-type="float" office:value="18.2181940798286">
            <text:p>18.2182</text:p>
          </table:table-cell>
          <table:table-cell table:style-name="ce11" table:formula="of:=(1+[.E24])^[.D24]-1" office:value-type="float" office:value="0.221335858251767">
            <text:p>0.22133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">
            <text:p>3</text:p>
          </table:table-cell>
          <table:table-cell table:style-name="ce7" office:value-type="string">
            <text:p>inf</text:p>
          </table:table-cell>
          <table:table-cell table:style-name="ce8" office:value-type="float" office:value="0">
            <text:p>0.00000</text:p>
          </table:table-cell>
          <table:table-cell table:style-name="ce10" table:formula="of:=[.A18]*EXP([.B25]*[.C25])" office:value-type="float" office:value="18.2211880039051">
            <text:p>18.2212</text:p>
          </table:table-cell>
          <table:table-cell table:style-name="ce12" table:formula="of:=EXP([.B25])-1" office:value-type="float" office:value="0.22140275816017">
            <text:p>0.221403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8" table:formula="of:=[.B26]/[.D26]" office:value-type="float" office:value="0.2">
            <text:p>0.20000</text:p>
          </table:table-cell>
          <table:table-cell table:style-name="ce9" table:formula="of:=[.A26]*(1+[.E26])^([.C26]*[.D26])" office:value-type="float" office:value="20.736">
            <text:p>20.7360</text:p>
          </table:table-cell>
          <table:table-cell table:style-name="ce11" table:formula="of:=(1+[.E26])^[.D26]-1" office:value-type="float" office:value="0.2">
            <text:p>0.20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8" table:formula="of:=[.B27]/[.D27]" office:value-type="float" office:value="0.1">
            <text:p>0.10000</text:p>
          </table:table-cell>
          <table:table-cell table:style-name="ce9" table:formula="of:=[.A27]*(1+[.E27])^([.C27]*[.D27])" office:value-type="float" office:value="21.4358881">
            <text:p>21.4359</text:p>
          </table:table-cell>
          <table:table-cell table:style-name="ce11" table:formula="of:=(1+[.E27])^[.D27]-1" office:value-type="float" office:value="0.21">
            <text:p>0.21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8" table:formula="of:=[.B28]/[.D28]" office:value-type="float" office:value="0.0666666666666667">
            <text:p>0.06667</text:p>
          </table:table-cell>
          <table:table-cell table:style-name="ce9" table:formula="of:=[.A28]*(1+[.E28])^([.C28]*[.D28])" office:value-type="float" office:value="21.6942521297161">
            <text:p>21.6943</text:p>
          </table:table-cell>
          <table:table-cell table:style-name="ce11" table:formula="of:=(1+[.E28])^[.D28]-1" office:value-type="float" office:value="0.21362962962963">
            <text:p>0.21363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8" table:formula="of:=[.B29]/[.D29]" office:value-type="float" office:value="0.05">
            <text:p>0.05000</text:p>
          </table:table-cell>
          <table:table-cell table:style-name="ce9" table:formula="of:=[.A29]*(1+[.E29])^([.C29]*[.D29])" office:value-type="float" office:value="21.8287458838194">
            <text:p>21.8287</text:p>
          </table:table-cell>
          <table:table-cell table:style-name="ce11" table:formula="of:=(1+[.E29])^[.D29]-1" office:value-type="float" office:value="0.21550625">
            <text:p>0.21550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8" table:formula="of:=[.B30]/[.D30]" office:value-type="float" office:value="0.0166666666666667">
            <text:p>0.01667</text:p>
          </table:table-cell>
          <table:table-cell table:style-name="ce9" table:formula="of:=[.A30]*(1+[.E30])^([.C30]*[.D30])" office:value-type="float" office:value="22.1091508106256">
            <text:p>22.1092</text:p>
          </table:table-cell>
          <table:table-cell table:style-name="ce11" table:formula="of:=(1+[.E30])^[.D30]-1" office:value-type="float" office:value="0.219391084905232">
            <text:p>0.219391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52">
            <text:p>52</text:p>
          </table:table-cell>
          <table:table-cell table:style-name="ce8" table:formula="of:=[.B31]/[.D31]" office:value-type="float" office:value="0.00384615384615385">
            <text:p>0.00385</text:p>
          </table:table-cell>
          <table:table-cell table:style-name="ce9" table:formula="of:=[.A31]*(1+[.E31])^([.C31]*[.D31])" office:value-type="float" office:value="22.2212839236471">
            <text:p>22.2213</text:p>
          </table:table-cell>
          <table:table-cell table:style-name="ce11" table:formula="of:=(1+[.E31])^[.D31]-1" office:value-type="float" office:value="0.22093427881139">
            <text:p>0.220934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365">
            <text:p>365</text:p>
          </table:table-cell>
          <table:table-cell table:style-name="ce8" table:formula="of:=[.B32]/[.D32]" office:value-type="float" office:value="0.000547945205479452">
            <text:p>0.00055</text:p>
          </table:table-cell>
          <table:table-cell table:style-name="ce9" table:formula="of:=[.A32]*(1+[.E32])^([.C32]*[.D32])" office:value-type="float" office:value="22.2505337022847">
            <text:p>22.2505</text:p>
          </table:table-cell>
          <table:table-cell table:style-name="ce11" table:formula="of:=(1+[.E32])^[.D32]-1" office:value-type="float" office:value="0.221335858251767">
            <text:p>0.22133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">
            <text:p>4</text:p>
          </table:table-cell>
          <table:table-cell table:style-name="ce7" office:value-type="string">
            <text:p>inf</text:p>
          </table:table-cell>
          <table:table-cell table:style-name="ce8" office:value-type="float" office:value="0">
            <text:p>0.00000</text:p>
          </table:table-cell>
          <table:table-cell table:style-name="ce10" table:formula="of:=[.A26]*EXP([.B33]*[.C33])" office:value-type="float" office:value="22.2554092849247">
            <text:p>22.2554</text:p>
          </table:table-cell>
          <table:table-cell table:style-name="ce12" table:formula="of:=EXP([.B33])-1" office:value-type="float" office:value="0.22140275816017">
            <text:p>0.221403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8" table:formula="of:=[.B34]/[.D34]" office:value-type="float" office:value="0.2">
            <text:p>0.20000</text:p>
          </table:table-cell>
          <table:table-cell table:style-name="ce9" table:formula="of:=[.A34]*(1+[.E34])^([.C34]*[.D34])" office:value-type="float" office:value="61.917364224">
            <text:p>61.9174</text:p>
          </table:table-cell>
          <table:table-cell table:style-name="ce11" table:formula="of:=(1+[.E34])^[.D34]-1" office:value-type="float" office:value="0.2">
            <text:p>0.20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8" table:formula="of:=[.B35]/[.D35]" office:value-type="float" office:value="0.1">
            <text:p>0.10000</text:p>
          </table:table-cell>
          <table:table-cell table:style-name="ce9" table:formula="of:=[.A35]*(1+[.E35])^([.C35]*[.D35])" office:value-type="float" office:value="67.2749994932561">
            <text:p>67.2750</text:p>
          </table:table-cell>
          <table:table-cell table:style-name="ce11" table:formula="of:=(1+[.E35])^[.D35]-1" office:value-type="float" office:value="0.21">
            <text:p>0.21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8" table:formula="of:=[.B36]/[.D36]" office:value-type="float" office:value="0.0666666666666667">
            <text:p>0.06667</text:p>
          </table:table-cell>
          <table:table-cell table:style-name="ce9" table:formula="of:=[.A36]*(1+[.E36])^([.C36]*[.D36])" office:value-type="float" office:value="69.3205034226461">
            <text:p>69.3205</text:p>
          </table:table-cell>
          <table:table-cell table:style-name="ce11" table:formula="of:=(1+[.E36])^[.D36]-1" office:value-type="float" office:value="0.21362962962963">
            <text:p>0.21363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8" table:formula="of:=[.B37]/[.D37]" office:value-type="float" office:value="0.05">
            <text:p>0.05000</text:p>
          </table:table-cell>
          <table:table-cell table:style-name="ce9" table:formula="of:=[.A37]*(1+[.E37])^([.C37]*[.D37])" office:value-type="float" office:value="70.3998871212466">
            <text:p>70.3999</text:p>
          </table:table-cell>
          <table:table-cell table:style-name="ce11" table:formula="of:=(1+[.E37])^[.D37]-1" office:value-type="float" office:value="0.21550625">
            <text:p>0.21550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8" table:formula="of:=[.B38]/[.D38]" office:value-type="float" office:value="0.0166666666666667">
            <text:p>0.01667</text:p>
          </table:table-cell>
          <table:table-cell table:style-name="ce9" table:formula="of:=[.A38]*(1+[.E38])^([.C38]*[.D38])" office:value-type="float" office:value="72.6825499216019">
            <text:p>72.6825</text:p>
          </table:table-cell>
          <table:table-cell table:style-name="ce11" table:formula="of:=(1+[.E38])^[.D38]-1" office:value-type="float" office:value="0.219391084905232">
            <text:p>0.219391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0">
            <text:p>10</text:p>
          </table:table-cell>
          <table:table-cell table:style-name="ce1" office:value-type="float" office:value="52">
            <text:p>52</text:p>
          </table:table-cell>
          <table:table-cell table:style-name="ce8" table:formula="of:=[.B39]/[.D39]" office:value-type="float" office:value="0.00384615384615385">
            <text:p>0.00385</text:p>
          </table:table-cell>
          <table:table-cell table:style-name="ce9" table:formula="of:=[.A39]*(1+[.E39])^([.C39]*[.D39])" office:value-type="float" office:value="73.6076361742308">
            <text:p>73.6076</text:p>
          </table:table-cell>
          <table:table-cell table:style-name="ce11" table:formula="of:=(1+[.E39])^[.D39]-1" office:value-type="float" office:value="0.22093427881139">
            <text:p>0.220934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0">
            <text:p>10</text:p>
          </table:table-cell>
          <table:table-cell table:style-name="ce1" office:value-type="float" office:value="365">
            <text:p>365</text:p>
          </table:table-cell>
          <table:table-cell table:style-name="ce8" table:formula="of:=[.B40]/[.D40]" office:value-type="float" office:value="0.000547945205479452">
            <text:p>0.00055</text:p>
          </table:table-cell>
          <table:table-cell table:style-name="ce9" table:formula="of:=[.A40]*(1+[.E40])^([.C40]*[.D40])" office:value-type="float" office:value="73.8500988772272">
            <text:p>73.8501</text:p>
          </table:table-cell>
          <table:table-cell table:style-name="ce11" table:formula="of:=(1+[.E40])^[.D40]-1" office:value-type="float" office:value="0.221335858251767">
            <text:p>0.22133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0">
            <text:p>10</text:p>
          </table:table-cell>
          <table:table-cell table:style-name="ce7" office:value-type="string">
            <text:p>inf</text:p>
          </table:table-cell>
          <table:table-cell table:style-name="ce8" office:value-type="float" office:value="0">
            <text:p>0.00000</text:p>
          </table:table-cell>
          <table:table-cell table:style-name="ce10" table:formula="of:=[.A34]*EXP([.B41]*[.C41])" office:value-type="float" office:value="73.8905609893065">
            <text:p>73.8906</text:p>
          </table:table-cell>
          <table:table-cell table:style-name="ce12" table:formula="of:=EXP([.B41])-1" office:value-type="float" office:value="0.22140275816017">
            <text:p>0.221403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8" table:formula="of:=[.B42]/[.D42]" office:value-type="float" office:value="0.2">
            <text:p>0.20000</text:p>
          </table:table-cell>
          <table:table-cell table:style-name="ce9" table:formula="of:=[.A42]*(1+[.E42])^([.C42]*[.D42])" office:value-type="float" office:value="552.061438912436">
            <text:p>552.0614</text:p>
          </table:table-cell>
          <table:table-cell table:style-name="ce11" table:formula="of:=(1+[.E42])^[.D42]-1" office:value-type="float" office:value="0.2">
            <text:p>0.20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2">
            <text:p>22</text:p>
          </table:table-cell>
          <table:table-cell table:style-name="ce1" office:value-type="float" office:value="2">
            <text:p>2</text:p>
          </table:table-cell>
          <table:table-cell table:style-name="ce8" table:formula="of:=[.B43]/[.D43]" office:value-type="float" office:value="0.1">
            <text:p>0.10000</text:p>
          </table:table-cell>
          <table:table-cell table:style-name="ce9" table:formula="of:=[.A43]*(1+[.E43])^([.C43]*[.D43])" office:value-type="float" office:value="662.640760773667">
            <text:p>662.6408</text:p>
          </table:table-cell>
          <table:table-cell table:style-name="ce11" table:formula="of:=(1+[.E43])^[.D43]-1" office:value-type="float" office:value="0.21">
            <text:p>0.21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2">
            <text:p>22</text:p>
          </table:table-cell>
          <table:table-cell table:style-name="ce6" office:value-type="float" office:value="3">
            <text:p>3</text:p>
          </table:table-cell>
          <table:table-cell table:style-name="ce8" table:formula="of:=[.B44]/[.D44]" office:value-type="float" office:value="0.0666666666666667">
            <text:p>0.06667</text:p>
          </table:table-cell>
          <table:table-cell table:style-name="ce9" table:formula="of:=[.A44]*(1+[.E44])^([.C44]*[.D44])" office:value-type="float" office:value="707.775878701959">
            <text:p>707.7759</text:p>
          </table:table-cell>
          <table:table-cell table:style-name="ce11" table:formula="of:=(1+[.E44])^[.D44]-1" office:value-type="float" office:value="0.21362962962963">
            <text:p>0.21363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2">
            <text:p>22</text:p>
          </table:table-cell>
          <table:table-cell table:style-name="ce1" office:value-type="float" office:value="4">
            <text:p>4</text:p>
          </table:table-cell>
          <table:table-cell table:style-name="ce8" table:formula="of:=[.B45]/[.D45]" office:value-type="float" office:value="0.05">
            <text:p>0.05000</text:p>
          </table:table-cell>
          <table:table-cell table:style-name="ce9" table:formula="of:=[.A45]*(1+[.E45])^([.C45]*[.D45])" office:value-type="float" office:value="732.248209062374">
            <text:p>732.2482</text:p>
          </table:table-cell>
          <table:table-cell table:style-name="ce11" table:formula="of:=(1+[.E45])^[.D45]-1" office:value-type="float" office:value="0.21550625">
            <text:p>0.21550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2">
            <text:p>22</text:p>
          </table:table-cell>
          <table:table-cell table:style-name="ce1" office:value-type="float" office:value="12">
            <text:p>12</text:p>
          </table:table-cell>
          <table:table-cell table:style-name="ce8" table:formula="of:=[.B46]/[.D46]" office:value-type="float" office:value="0.0166666666666667">
            <text:p>0.01667</text:p>
          </table:table-cell>
          <table:table-cell table:style-name="ce9" table:formula="of:=[.A46]*(1+[.E46])^([.C46]*[.D46])" office:value-type="float" office:value="785.500275253343">
            <text:p>785.5003</text:p>
          </table:table-cell>
          <table:table-cell table:style-name="ce11" table:formula="of:=(1+[.E46])^[.D46]-1" office:value-type="float" office:value="0.219391084905232">
            <text:p>0.219391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2">
            <text:p>22</text:p>
          </table:table-cell>
          <table:table-cell table:style-name="ce1" office:value-type="float" office:value="52">
            <text:p>52</text:p>
          </table:table-cell>
          <table:table-cell table:style-name="ce8" table:formula="of:=[.B47]/[.D47]" office:value-type="float" office:value="0.00384615384615385">
            <text:p>0.00385</text:p>
          </table:table-cell>
          <table:table-cell table:style-name="ce9" table:formula="of:=[.A47]*(1+[.E47])^([.C47]*[.D47])" office:value-type="float" office:value="807.663239132992">
            <text:p>807.6632</text:p>
          </table:table-cell>
          <table:table-cell table:style-name="ce11" table:formula="of:=(1+[.E47])^[.D47]-1" office:value-type="float" office:value="0.22093427881139">
            <text:p>0.220934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2">
            <text:p>22</text:p>
          </table:table-cell>
          <table:table-cell table:style-name="ce1" office:value-type="float" office:value="365">
            <text:p>365</text:p>
          </table:table-cell>
          <table:table-cell table:style-name="ce8" table:formula="of:=[.B48]/[.D48]" office:value-type="float" office:value="0.000547945205479452">
            <text:p>0.00055</text:p>
          </table:table-cell>
          <table:table-cell table:style-name="ce9" table:formula="of:=[.A48]*(1+[.E48])^([.C48]*[.D48])" office:value-type="float" office:value="813.527762837296">
            <text:p>813.5278</text:p>
          </table:table-cell>
          <table:table-cell table:style-name="ce11" table:formula="of:=(1+[.E48])^[.D48]-1" office:value-type="float" office:value="0.221335858251767">
            <text:p>0.22133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22">
            <text:p>22</text:p>
          </table:table-cell>
          <table:table-cell table:style-name="ce7" office:value-type="string">
            <text:p>inf</text:p>
          </table:table-cell>
          <table:table-cell table:style-name="ce8" office:value-type="float" office:value="0">
            <text:p>0.00000</text:p>
          </table:table-cell>
          <table:table-cell table:style-name="ce10" table:formula="of:=[.A42]*EXP([.B49]*[.C49])" office:value-type="float" office:value="814.508686649682">
            <text:p>814.5087</text:p>
          </table:table-cell>
          <table:table-cell table:style-name="ce12" table:formula="of:=EXP([.B49])-1" office:value-type="float" office:value="0.22140275816017">
            <text:p>0.221403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5">
            <text:p>35</text:p>
          </table:table-cell>
          <table:table-cell table:style-name="ce1" office:value-type="float" office:value="1">
            <text:p>1</text:p>
          </table:table-cell>
          <table:table-cell table:style-name="ce8" table:formula="of:=[.B50]/[.D50]" office:value-type="float" office:value="0.2">
            <text:p>0.20000</text:p>
          </table:table-cell>
          <table:table-cell table:style-name="ce9" table:formula="of:=[.A50]*(1+[.E50])^([.C50]*[.D50])" office:value-type="float" office:value="5906.68229154243">
            <text:p>5906.6823</text:p>
          </table:table-cell>
          <table:table-cell table:style-name="ce11" table:formula="of:=(1+[.E50])^[.D50]-1" office:value-type="float" office:value="0.2">
            <text:p>0.20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5">
            <text:p>35</text:p>
          </table:table-cell>
          <table:table-cell table:style-name="ce1" office:value-type="float" office:value="2">
            <text:p>2</text:p>
          </table:table-cell>
          <table:table-cell table:style-name="ce8" table:formula="of:=[.B51]/[.D51]" office:value-type="float" office:value="0.1">
            <text:p>0.10000</text:p>
          </table:table-cell>
          <table:table-cell table:style-name="ce9" table:formula="of:=[.A51]*(1+[.E51])^([.C51]*[.D51])" office:value-type="float" office:value="7897.46956799444">
            <text:p>7897.4696</text:p>
          </table:table-cell>
          <table:table-cell table:style-name="ce11" table:formula="of:=(1+[.E51])^[.D51]-1" office:value-type="float" office:value="0.21">
            <text:p>0.21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5">
            <text:p>35</text:p>
          </table:table-cell>
          <table:table-cell table:style-name="ce6" office:value-type="float" office:value="3">
            <text:p>3</text:p>
          </table:table-cell>
          <table:table-cell table:style-name="ce8" table:formula="of:=[.B52]/[.D52]" office:value-type="float" office:value="0.0666666666666667">
            <text:p>0.06667</text:p>
          </table:table-cell>
          <table:table-cell table:style-name="ce9" table:formula="of:=[.A52]*(1+[.E52])^([.C52]*[.D52])" office:value-type="float" office:value="8770.33087266975">
            <text:p>8770.3309</text:p>
          </table:table-cell>
          <table:table-cell table:style-name="ce11" table:formula="of:=(1+[.E52])^[.D52]-1" office:value-type="float" office:value="0.21362962962963">
            <text:p>0.21363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5">
            <text:p>35</text:p>
          </table:table-cell>
          <table:table-cell table:style-name="ce1" office:value-type="float" office:value="4">
            <text:p>4</text:p>
          </table:table-cell>
          <table:table-cell table:style-name="ce8" table:formula="of:=[.B53]/[.D53]" office:value-type="float" office:value="0.05">
            <text:p>0.05000</text:p>
          </table:table-cell>
          <table:table-cell table:style-name="ce9" table:formula="of:=[.A53]*(1+[.E53])^([.C53]*[.D53])" office:value-type="float" office:value="9257.67370868174">
            <text:p>9257.6737</text:p>
          </table:table-cell>
          <table:table-cell table:style-name="ce11" table:formula="of:=(1+[.E53])^[.D53]-1" office:value-type="float" office:value="0.21550625">
            <text:p>0.21550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5">
            <text:p>35</text:p>
          </table:table-cell>
          <table:table-cell table:style-name="ce1" office:value-type="float" office:value="12">
            <text:p>12</text:p>
          </table:table-cell>
          <table:table-cell table:style-name="ce8" table:formula="of:=[.B54]/[.D54]" office:value-type="float" office:value="0.0166666666666667">
            <text:p>0.01667</text:p>
          </table:table-cell>
          <table:table-cell table:style-name="ce9" table:formula="of:=[.A54]*(1+[.E54])^([.C54]*[.D54])" office:value-type="float" office:value="10351.5537945427">
            <text:p>10351.5538</text:p>
          </table:table-cell>
          <table:table-cell table:style-name="ce11" table:formula="of:=(1+[.E54])^[.D54]-1" office:value-type="float" office:value="0.219391084905232">
            <text:p>0.219391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5">
            <text:p>35</text:p>
          </table:table-cell>
          <table:table-cell table:style-name="ce1" office:value-type="float" office:value="52">
            <text:p>52</text:p>
          </table:table-cell>
          <table:table-cell table:style-name="ce8" table:formula="of:=[.B55]/[.D55]" office:value-type="float" office:value="0.00384615384615385">
            <text:p>0.00385</text:p>
          </table:table-cell>
          <table:table-cell table:style-name="ce9" table:formula="of:=[.A55]*(1+[.E55])^([.C55]*[.D55])" office:value-type="float" office:value="10820.0694606746">
            <text:p>10820.0695</text:p>
          </table:table-cell>
          <table:table-cell table:style-name="ce11" table:formula="of:=(1+[.E55])^[.D55]-1" office:value-type="float" office:value="0.22093427881139">
            <text:p>0.220934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5">
            <text:p>35</text:p>
          </table:table-cell>
          <table:table-cell table:style-name="ce1" office:value-type="float" office:value="365">
            <text:p>365</text:p>
          </table:table-cell>
          <table:table-cell table:style-name="ce8" table:formula="of:=[.B56]/[.D56]" office:value-type="float" office:value="0.000547945205479452">
            <text:p>0.00055</text:p>
          </table:table-cell>
          <table:table-cell table:style-name="ce9" table:formula="of:=[.A56]*(1+[.E56])^([.C56]*[.D56])" office:value-type="float" office:value="10945.3280823884">
            <text:p>10945.3281</text:p>
          </table:table-cell>
          <table:table-cell table:style-name="ce11" table:formula="of:=(1+[.E56])^[.D56]-1" office:value-type="float" office:value="0.221335858251767">
            <text:p>0.22133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35">
            <text:p>35</text:p>
          </table:table-cell>
          <table:table-cell table:style-name="ce7" office:value-type="string">
            <text:p>inf</text:p>
          </table:table-cell>
          <table:table-cell table:style-name="ce8" office:value-type="float" office:value="0">
            <text:p>0.00000</text:p>
          </table:table-cell>
          <table:table-cell table:style-name="ce10" table:formula="of:=[.A50]*EXP([.B57]*[.C57])" office:value-type="float" office:value="10966.3315842846">
            <text:p>10966.3316</text:p>
          </table:table-cell>
          <table:table-cell table:style-name="ce12" table:formula="of:=EXP([.B57])-1" office:value-type="float" office:value="0.22140275816017">
            <text:p>0.221403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7">
            <text:p>47</text:p>
          </table:table-cell>
          <table:table-cell table:style-name="ce1" office:value-type="float" office:value="1">
            <text:p>1</text:p>
          </table:table-cell>
          <table:table-cell table:style-name="ce8" table:formula="of:=[.B58]/[.D58]" office:value-type="float" office:value="0.2">
            <text:p>0.20000</text:p>
          </table:table-cell>
          <table:table-cell table:style-name="ce9" table:formula="of:=[.A58]*(1+[.E58])^([.C58]*[.D58])" office:value-type="float" office:value="52664.5726273272">
            <text:p>52664.5726</text:p>
          </table:table-cell>
          <table:table-cell table:style-name="ce11" table:formula="of:=(1+[.E58])^[.D58]-1" office:value-type="float" office:value="0.2">
            <text:p>0.20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7">
            <text:p>47</text:p>
          </table:table-cell>
          <table:table-cell table:style-name="ce1" office:value-type="float" office:value="2">
            <text:p>2</text:p>
          </table:table-cell>
          <table:table-cell table:style-name="ce8" table:formula="of:=[.B59]/[.D59]" office:value-type="float" office:value="0.1">
            <text:p>0.10000</text:p>
          </table:table-cell>
          <table:table-cell table:style-name="ce9" table:formula="of:=[.A59]*(1+[.E59])^([.C59]*[.D59])" office:value-type="float" office:value="77787.9640600712">
            <text:p>77787.9641</text:p>
          </table:table-cell>
          <table:table-cell table:style-name="ce11" table:formula="of:=(1+[.E59])^[.D59]-1" office:value-type="float" office:value="0.21">
            <text:p>0.21000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7">
            <text:p>47</text:p>
          </table:table-cell>
          <table:table-cell table:style-name="ce6" office:value-type="float" office:value="3">
            <text:p>3</text:p>
          </table:table-cell>
          <table:table-cell table:style-name="ce8" table:formula="of:=[.B60]/[.D60]" office:value-type="float" office:value="0.0666666666666667">
            <text:p>0.06667</text:p>
          </table:table-cell>
          <table:table-cell table:style-name="ce9" table:formula="of:=[.A60]*(1+[.E60])^([.C60]*[.D60])" office:value-type="float" office:value="89546.7911140828">
            <text:p>89546.7911</text:p>
          </table:table-cell>
          <table:table-cell table:style-name="ce11" table:formula="of:=(1+[.E60])^[.D60]-1" office:value-type="float" office:value="0.21362962962963">
            <text:p>0.213630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7">
            <text:p>47</text:p>
          </table:table-cell>
          <table:table-cell table:style-name="ce1" office:value-type="float" office:value="4">
            <text:p>4</text:p>
          </table:table-cell>
          <table:table-cell table:style-name="ce8" table:formula="of:=[.B61]/[.D61]" office:value-type="float" office:value="0.05">
            <text:p>0.05000</text:p>
          </table:table-cell>
          <table:table-cell table:style-name="ce9" table:formula="of:=[.A61]*(1+[.E61])^([.C61]*[.D61])" office:value-type="float" office:value="96291.5605474056">
            <text:p>96291.5605</text:p>
          </table:table-cell>
          <table:table-cell table:style-name="ce11" table:formula="of:=(1+[.E61])^[.D61]-1" office:value-type="float" office:value="0.21550625">
            <text:p>0.21550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7">
            <text:p>47</text:p>
          </table:table-cell>
          <table:table-cell table:style-name="ce1" office:value-type="float" office:value="12">
            <text:p>12</text:p>
          </table:table-cell>
          <table:table-cell table:style-name="ce8" table:formula="of:=[.B62]/[.D62]" office:value-type="float" office:value="0.0166666666666667">
            <text:p>0.01667</text:p>
          </table:table-cell>
          <table:table-cell table:style-name="ce9" table:formula="of:=[.A62]*(1+[.E62])^([.C62]*[.D62])" office:value-type="float" office:value="111872.084340514">
            <text:p>111872.0843</text:p>
          </table:table-cell>
          <table:table-cell table:style-name="ce11" table:formula="of:=(1+[.E62])^[.D62]-1" office:value-type="float" office:value="0.219391084905232">
            <text:p>0.219391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7">
            <text:p>47</text:p>
          </table:table-cell>
          <table:table-cell table:style-name="ce1" office:value-type="float" office:value="52">
            <text:p>52</text:p>
          </table:table-cell>
          <table:table-cell table:style-name="ce8" table:formula="of:=[.B63]/[.D63]" office:value-type="float" office:value="0.00384615384615385">
            <text:p>0.00385</text:p>
          </table:table-cell>
          <table:table-cell table:style-name="ce9" table:formula="of:=[.A63]*(1+[.E63])^([.C63]*[.D63])" office:value-type="float" office:value="118723.71947344">
            <text:p>118723.7195</text:p>
          </table:table-cell>
          <table:table-cell table:style-name="ce11" table:formula="of:=(1+[.E63])^[.D63]-1" office:value-type="float" office:value="0.22093427881139">
            <text:p>0.220934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7">
            <text:p>47</text:p>
          </table:table-cell>
          <table:table-cell table:style-name="ce1" office:value-type="float" office:value="365">
            <text:p>365</text:p>
          </table:table-cell>
          <table:table-cell table:style-name="ce8" table:formula="of:=[.B64]/[.D64]" office:value-type="float" office:value="0.000547945205479452">
            <text:p>0.00055</text:p>
          </table:table-cell>
          <table:table-cell table:style-name="ce9" table:formula="of:=[.A64]*(1+[.E64])^([.C64]*[.D64])" office:value-type="float" office:value="120573.004014371">
            <text:p>120573.0040</text:p>
          </table:table-cell>
          <table:table-cell table:style-name="ce11" table:formula="of:=(1+[.E64])^[.D64]-1" office:value-type="float" office:value="0.221335858251767">
            <text:p>0.221336</text:p>
          </table:table-cell>
          <table:table-cell table:number-columns-repeated="1017"/>
        </table:table-row>
        <table:table-row table:style-name="ro2">
          <table:table-cell table:style-name="ce2" table:formula="of:=[.$A$2]" office:value-type="float" office:value="10">
            <text:p>1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47">
            <text:p>47</text:p>
          </table:table-cell>
          <table:table-cell table:style-name="ce7" office:value-type="string">
            <text:p>inf</text:p>
          </table:table-cell>
          <table:table-cell table:style-name="ce8" office:value-type="float" office:value="0">
            <text:p>0.00000</text:p>
          </table:table-cell>
          <table:table-cell table:style-name="ce10" table:formula="of:=[.A58]*EXP([.B65]*[.C65])" office:value-type="float" office:value="120883.80730217">
            <text:p>120883.8073</text:p>
          </table:table-cell>
          <table:table-cell table:style-name="ce12" table:formula="of:=EXP([.B65])-1" office:value-type="float" office:value="0.22140275816017">
            <text:p>0.221403</text:p>
          </table:table-cell>
          <table:table-cell table:number-columns-repeated="1017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text>$</number:text>
      <number:number number:decimal-places="2" number:min-integer-digits="1" number:grouping="true"/>
    </number:number-style>
    <number:number-style style:name="N133">
      <number:number number:decimal-places="3" number:min-integer-digits="1"/>
    </number:number-style>
    <number:number-style style:name="N134">
      <number:number number:decimal-places="4" number:min-integer-digits="1"/>
    </number:number-style>
    <number:number-style style:name="N135">
      <number:number number:decimal-places="6" number:min-integer-digits="1" number:grouping="true"/>
    </number:number-style>
    <number:number-style style:name="N136">
      <number:number number:decimal-places="8" number:min-integer-digits="1" number:grouping="true"/>
    </number:number-style>
    <number:number-style style:name="N137">
      <number:number number:decimal-places="9" number:min-integer-digits="1" number:grouping="true"/>
    </number:number-style>
    <number:number-style style:name="N138">
      <number:number number:decimal-places="3" number:min-integer-digits="1" number:grouping="true"/>
    </number:number-style>
    <number:number-style style:name="N139">
      <number:number number:decimal-places="10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8" number:min-integer-digits="1"/>
    </number:number-style>
    <number:number-style style:name="N142">
      <number:number number:decimal-places="7" number:min-integer-digits="1"/>
    </number:number-style>
    <number:number-style style:name="N143">
      <number:number number:decimal-places="6" number:min-integer-digits="1"/>
    </number:number-style>
    <number:number-style style:name="N144">
      <number:number number:decimal-places="5" number:min-integer-digits="1"/>
    </number:number-style>
    <number:number-style style:name="N145">
      <number:number number:decimal-places="1" number:min-integer-digits="1"/>
    </number:number-style>
    <number:currency-style style:name="N146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4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1-08T21:24:21</meta:creation-date>
    <dc:date>2013-01-08T22:48:38</dc:date>
    <dc:creator>Daniel Rodriguez</dc:creator>
    <meta:editing-duration>PT1H6M45S</meta:editing-duration>
    <meta:editing-cycles>5</meta:editing-cycles>
    <meta:generator>LibreOffice/3.5$Linux_X86_64 LibreOffice_project/350m1$Build-2</meta:generator>
    <meta:document-statistic meta:table-count="3" meta:cell-count="455" meta:object-count="0"/>
  </office:meta>
</office:document-meta>
</file>